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Überschrift1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style:font-name="Calibri" style:font-name-complex="Calibri"/>
    </style:style>
    <style:style style:name="T3" style:parent-style-name="Absatz-Standardschriftart" style:family="text">
      <style:text-properties style:font-name="Calibri" style:font-name-complex="Calibri"/>
    </style:style>
    <style:style style:name="T4" style:parent-style-name="Absatz-Standardschriftart" style:family="text">
      <style:text-properties style:font-name="Calibri" style:font-name-complex="Calibri"/>
    </style:style>
    <style:style style:name="T5" style:parent-style-name="Absatz-Standardschriftart" style:family="text">
      <style:text-properties style:font-name="Calibri" style:font-name-complex="Calibri"/>
    </style:style>
    <style:style style:name="P6" style:parent-style-name="Textbody" style:family="paragraph">
      <style:paragraph-properties fo:text-align="center"/>
      <style:text-properties style:font-name="Calibri" style:font-name-complex="Calibri"/>
    </style:style>
    <style:style style:name="P7" style:parent-style-name="Textbody" style:family="paragraph">
      <style:paragraph-properties fo:text-align="center"/>
      <style:text-properties style:font-name="Calibri" style:font-name-complex="Calibri"/>
    </style:style>
    <style:style style:name="P8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9" style:parent-style-name="Standard" style:family="paragraph">
      <style:paragraph-properties style:vertical-align="auto" fo:margin-top="0.0694in" fo:margin-bottom="0.125in" fo:margin-left="1in">
        <style:tab-stops>
          <style:tab-stop style:type="left" style:position="-0.5in"/>
        </style:tab-stops>
      </style:paragraph-properties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10" style:parent-style-name="Standard" style:family="paragraph">
      <style:paragraph-properties style:vertical-align="auto" fo:margin-top="0.0694in" fo:margin-bottom="0.125in" fo:margin-left="1in">
        <style:tab-stops>
          <style:tab-stop style:type="left" style:position="-0.5in"/>
        </style:tab-stops>
      </style:paragraph-properties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11" style:parent-style-name="Listenabsatz" style:family="paragraph">
      <style:paragraph-properties style:vertical-align="auto" fo:margin-top="0.0694in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12" style:parent-style-name="Listenabsatz" style:family="paragraph">
      <style:paragraph-properties style:vertical-align="auto" fo:margin-top="0.0694in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13" style:parent-style-name="Standard" style:family="paragraph">
      <style:paragraph-properties style:vertical-align="auto" fo:margin-top="0.0694in" fo:margin-bottom="0.125in" fo:margin-left="1in">
        <style:tab-stops>
          <style:tab-stop style:type="left" style:position="-0.5in"/>
        </style:tab-stops>
      </style:paragraph-properties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14" style:parent-style-name="Standard" style:family="paragraph">
      <style:paragraph-properties style:vertical-align="auto" fo:margin-top="0.0694in" fo:margin-bottom="0.125in" fo:margin-left="1in">
        <style:tab-stops>
          <style:tab-stop style:type="left" style:position="-0.5in"/>
        </style:tab-stops>
      </style:paragraph-properties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15" style:parent-style-name="Standard" style:family="paragraph">
      <style:paragraph-properties style:vertical-align="auto" fo:margin-bottom="0.125in"/>
      <style:text-properties fo:hyphenate="true"/>
    </style:style>
    <style:style style:name="T16" style:parent-style-name="Absatz-Standardschriftart" style:family="text"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/>
    </style:style>
    <style:style style:name="T17" style:parent-style-name="Absatz-Standardschriftart" style:family="text">
      <style:text-properties style:font-name="Calibri" style:font-name-asian="Times New Roman" style:font-name-complex="Calibri" fo:font-style="italic" style:font-style-asian="italic" style:font-style-complex="italic" fo:color="#383838" style:letter-kerning="false" fo:font-size="11.5pt" style:font-size-asian="11.5pt" style:font-size-complex="11.5pt" style:language-asian="de" style:country-asian="DE" style:language-complex="ar" style:country-complex="SA"/>
    </style:style>
    <style:style style:name="T18" style:parent-style-name="Absatz-Standardschriftart" style:family="text"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/>
    </style:style>
    <style:style style:name="P19" style:parent-style-name="Standard" style:family="paragraph">
      <style:paragraph-properties style:vertical-align="auto" fo:margin-bottom="0.125in"/>
      <style:text-properties fo:hyphenate="true"/>
    </style:style>
    <style:style style:name="T20" style:parent-style-name="Absatz-Standardschriftart" style:family="text"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/>
    </style:style>
    <style:style style:name="T21" style:parent-style-name="Absatz-Standardschriftart" style:family="text"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/>
    </style:style>
    <style:style style:name="T22" style:parent-style-name="Absatz-Standardschriftart" style:family="text"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/>
    </style:style>
    <style:style style:name="T23" style:parent-style-name="Absatz-Standardschriftart" style:family="text">
      <style:text-properties style:font-name="Calibri" style:font-name-asian="Times New Roman" style:font-name-complex="Calibri" fo:font-style="italic" style:font-style-asian="italic" style:font-style-complex="italic" fo:color="#383838" style:letter-kerning="false" fo:font-size="11.5pt" style:font-size-asian="11.5pt" style:font-size-complex="11.5pt" style:language-asian="de" style:country-asian="DE" style:language-complex="ar" style:country-complex="SA"/>
    </style:style>
    <style:style style:name="T24" style:parent-style-name="Absatz-Standardschriftart" style:family="text"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/>
    </style:style>
    <style:style style:name="P25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26" style:parent-style-name="Überschrift2" style:family="paragraph">
      <style:text-properties style:font-name-asian="Times New Roman" style:language-asian="de" style:country-asian="DE" style:language-complex="ar" style:country-complex="SA"/>
    </style:style>
    <style:style style:name="P27" style:parent-style-name="Standard" style:family="paragraph">
      <style:text-properties style:font-name="Calibri" style:font-name-complex="Calibri" style:language-asian="de" style:country-asian="DE" style:language-complex="ar" style:country-complex="SA"/>
    </style:style>
    <style:style style:name="P28" style:parent-style-name="Standard" style:family="paragraph">
      <style:text-properties style:language-asian="de" style:country-asian="DE" style:language-complex="ar" style:country-complex="SA"/>
    </style:style>
    <style:style style:name="P29" style:parent-style-name="StandardWeb" style:family="paragraph">
      <style:paragraph-properties fo:margin-top="0in" fo:margin-bottom="0.1041in" fo:margin-left="0.7916in">
        <style:tab-stops>
          <style:tab-stop style:type="left" style:position="-0.2916in"/>
        </style:tab-stops>
      </style:paragraph-properties>
    </style:style>
    <style:style style:name="T30" style:parent-style-name="Absatz-Standardschriftart" style:family="text">
      <style:text-properties style:font-name="Calibri" style:font-name-complex="Calibri" fo:letter-spacing="-0.0013in"/>
    </style:style>
    <style:style style:name="T31" style:parent-style-name="apple-converted-space" style:family="text">
      <style:text-properties style:font-name="Calibri" style:font-name-complex="Calibri" fo:letter-spacing="-0.0013in"/>
    </style:style>
    <style:style style:name="T32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33" style:parent-style-name="Absatz-Standardschriftart" style:family="text">
      <style:text-properties style:font-name="Calibri" style:font-name-complex="Calibri" fo:letter-spacing="-0.0013in"/>
    </style:style>
    <style:style style:name="T34" style:parent-style-name="apple-converted-space" style:family="text">
      <style:text-properties style:font-name="Calibri" style:font-name-complex="Calibri" fo:letter-spacing="-0.0013in"/>
    </style:style>
    <style:style style:name="T35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36" style:parent-style-name="Absatz-Standardschriftart" style:family="text">
      <style:text-properties style:font-name="Calibri" style:font-name-complex="Calibri" fo:letter-spacing="-0.0013in"/>
    </style:style>
    <style:style style:name="P37" style:parent-style-name="StandardWeb" style:family="paragraph">
      <style:paragraph-properties fo:margin-top="0in" fo:margin-bottom="0.1041in" fo:margin-left="0.7916in">
        <style:tab-stops>
          <style:tab-stop style:type="left" style:position="-0.2916in"/>
        </style:tab-stops>
      </style:paragraph-properties>
    </style:style>
    <style:style style:name="T38" style:parent-style-name="Absatz-Standardschriftart" style:family="text">
      <style:text-properties style:font-name="Calibri" style:font-name-complex="Calibri" fo:letter-spacing="-0.0013in"/>
    </style:style>
    <style:style style:name="T39" style:parent-style-name="apple-converted-space" style:family="text">
      <style:text-properties style:font-name="Calibri" style:font-name-complex="Calibri" fo:letter-spacing="-0.0013in"/>
    </style:style>
    <style:style style:name="T40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41" style:parent-style-name="Absatz-Standardschriftart" style:family="text">
      <style:text-properties style:font-name="Calibri" style:font-name-complex="Calibri" fo:letter-spacing="-0.0013in"/>
    </style:style>
    <style:style style:name="P42" style:parent-style-name="StandardWeb" style:family="paragraph">
      <style:paragraph-properties fo:margin-top="0in" fo:margin-bottom="0.1041in" fo:margin-left="0.7916in">
        <style:tab-stops>
          <style:tab-stop style:type="left" style:position="-0.2916in"/>
        </style:tab-stops>
      </style:paragraph-properties>
    </style:style>
    <style:style style:name="T43" style:parent-style-name="Absatz-Standardschriftart" style:family="text">
      <style:text-properties style:font-name="Calibri" style:font-name-complex="Calibri" fo:letter-spacing="-0.0013in"/>
    </style:style>
    <style:style style:name="T44" style:parent-style-name="apple-converted-space" style:family="text">
      <style:text-properties style:font-name="Calibri" style:font-name-complex="Calibri" fo:letter-spacing="-0.0013in"/>
    </style:style>
    <style:style style:name="T45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46" style:parent-style-name="Absatz-Standardschriftart" style:family="text">
      <style:text-properties style:font-name="Calibri" style:font-name-complex="Calibri" fo:letter-spacing="-0.0013in"/>
    </style:style>
    <style:style style:name="P47" style:parent-style-name="StandardWeb" style:family="paragraph">
      <style:paragraph-properties fo:margin-top="0in" fo:margin-bottom="0.1041in" fo:margin-left="0.7916in">
        <style:tab-stops>
          <style:tab-stop style:type="left" style:position="-0.2916in"/>
        </style:tab-stops>
      </style:paragraph-properties>
    </style:style>
    <style:style style:name="T48" style:parent-style-name="Absatz-Standardschriftart" style:family="text">
      <style:text-properties style:font-name="Calibri" style:font-name-complex="Calibri" fo:letter-spacing="-0.0013in"/>
    </style:style>
    <style:style style:name="T49" style:parent-style-name="apple-converted-space" style:family="text">
      <style:text-properties style:font-name="Calibri" style:font-name-complex="Calibri" fo:letter-spacing="-0.0013in"/>
    </style:style>
    <style:style style:name="T50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51" style:parent-style-name="Absatz-Standardschriftart" style:family="text">
      <style:text-properties style:font-name="Calibri" style:font-name-complex="Calibri" fo:letter-spacing="-0.0013in"/>
    </style:style>
    <style:style style:name="P52" style:parent-style-name="StandardWeb" style:family="paragraph">
      <style:paragraph-properties fo:margin-top="0in" fo:margin-bottom="0.1041in" fo:margin-left="0.7916in">
        <style:tab-stops>
          <style:tab-stop style:type="left" style:position="-0.2916in"/>
        </style:tab-stops>
      </style:paragraph-properties>
      <style:text-properties style:font-name="Calibri" style:font-name-complex="Calibri" fo:letter-spacing="-0.0013in"/>
    </style:style>
    <style:style style:name="P53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name="T54" style:parent-style-name="Absatz-Standardschriftart" style:family="text">
      <style:text-properties style:font-name="Calibri" style:font-name-complex="Calibri" fo:letter-spacing="-0.0013in"/>
    </style:style>
    <style:style style:name="T55" style:parent-style-name="apple-converted-space" style:family="text">
      <style:text-properties style:font-name="Calibri" style:font-name-complex="Calibri" fo:letter-spacing="-0.0013in"/>
    </style:style>
    <style:style style:name="T56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57" style:parent-style-name="apple-converted-space" style:family="text">
      <style:text-properties style:font-name="Calibri" style:font-name-complex="Calibri" fo:letter-spacing="-0.0013in"/>
    </style:style>
    <style:style style:name="T58" style:parent-style-name="Absatz-Standardschriftart" style:family="text">
      <style:text-properties style:font-name="Calibri" style:font-name-complex="Calibri" fo:letter-spacing="-0.0013in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text:span text:style-name="T2"><draw:connector draw:type="line" svg:x1="0.01654in" svg:y1="0.55315in" svg:x2="6.79779in" svg:y2="0.55315in" draw:z-index="251658240" draw:id="id0" draw:style-name="a0" draw:name="Linie 1" text:anchor-type="paragraph"><svg:title/><svg:desc/></draw:connector></text:span><text:span text:style-name="T3">Übung</text:span><text:span text:style-name="T4"><text:s/>1</text:span><text:span text:style-name="T5">:</text:span></text:h>
      <text:p text:style-name="P6"/>
      <text:p text:style-name="P7"/>
      <text:h text:style-name="Überschrift2" text:outline-level="2">Aufgabe 1:</text:h>
      <text:p text:style-name="P8">Modelliere<text:s/>eine<text:s/>Klasse<text:s/>Auto:</text:p>
      <text:list text:style-name="LFO1" text:continue-numbering="true">
        <text:list-item>
          <text:p text:style-name="P9">Zu einem Auto werden KFZ-Kennzeichen, Kilometerstand, Tankvolumen, Kraftstoffverbrauch und Kraftstoffmenge<text:s/>gespeichert</text:p>
        </text:list-item>
        <text:list-item>
          <text:p text:style-name="P10">Ein Auto<text:s/>hat folgende Methoden:<text:s/></text:p>
        </text:list-item>
      </text:list>
      <text:list text:style-name="LFO2" text:continue-numbering="true">
        <text:list-item>
          <text:p text:style-name="P11">tanken(double menge): Ausgabe auf Konsole ob Tanken erfolgreich ist mit Ausgabe der Kraftstoffmenge oder Ausgabe das Tanken nicht möglich ist, da das Tankvolumen überschritten wird</text:p>
        </text:list-item>
        <text:list-item>
          <text:p text:style-name="P12">fahren(double strecke): Ausgabe auf Konsole das Fahren erfolgreich ist und Kilometerstand ausgeben oder Ausgabe das Fahren nicht möglich ist, wegen zu wenig Kraftstoff<text:s/>(verbrauch = strecke / Kraftstoffverbrauch)</text:p>
        </text:list-item>
      </text:list>
      <text:list text:style-name="LFO1" text:continue-numbering="true">
        <text:list-item>
          <text:p text:style-name="P13">Die aktuellen Werte der Attribute KFZ-Kennzeichen, Kilometerstand und Tankvolumen können abgefragt werden.<text:s/>(get Methoden)</text:p>
        </text:list-item>
        <text:list-item>
          <text:p text:style-name="P14">Ein Auto soll sowohl ohne Werte als auch mit geeigneten Startwerten erzeugt werden können.<text:s/>(Konstruktor mit und ohne Werte)</text:p>
        </text:list-item>
      </text:list>
      <text:p text:style-name="P15"><text:span text:style-name="T16">Implementieren die Klasse </text:span><text:span text:style-name="T17">Auto </text:span><text:span text:style-name="T18">in Java.<text:s/></text:span></text:p>
      <text:p text:style-name="P19"><text:span text:style-name="T20">Implementiere</text:span><text:span text:style-name="T21"><text:s/></text:span><text:span text:style-name="T22">eine Klasse </text:span><text:span text:style-name="T23">AppAuto</text:span><text:span text:style-name="T24">, in der zwei Autos erzeugt werden und diese fahren bzw. tanken.</text:span></text:p>
      <text:p text:style-name="P25"/>
      <text:h text:style-name="P26" text:outline-level="2">Aufgabe 2:</text:h>
      <text:p text:style-name="P27">Schreibe eine Klasse DiceGame:</text:p>
      <text:p text:style-name="P28"/>
      <text:list text:style-name="LFO3" text:continue-numbering="true">
        <text:list-item>
          <text:p text:style-name="P29"><text:span text:style-name="T30">Schreibe eine Methode</text:span><text:span text:style-name="T31"> </text:span><text:span text:style-name="T32">int[] shuffleDice()</text:span><text:span text:style-name="T33">, die ein</text:span><text:span text:style-name="T34"> </text:span><text:span text:style-name="T35">int</text:span><text:span text:style-name="T36">-Array mit 5 zufälligen Zahlen liefert, die zwischen 1 und 6 liegen.</text:span></text:p>
        </text:list-item>
        <text:list-item>
          <text:p text:style-name="P37"><text:span text:style-name="T38">Schreibe eine Methode</text:span><text:span text:style-name="T39"> </text:span><text:span text:style-name="T40">isHomogeneous(int[] values)</text:span><text:span text:style-name="T41">, die testet, ob alle Werte im Array gleich sind. Prinzipiell darf das Array beliebig groß sein.</text:span></text:p>
        </text:list-item>
        <text:list-item>
          <text:p text:style-name="P42"><text:span text:style-name="T43">Schreibe eine Methode</text:span><text:span text:style-name="T44"> </text:span><text:span text:style-name="T45">int[] occurrences(int[] values)</text:span><text:span text:style-name="T46">, die ein neues Array der Größe 6 liefert, das anzeigt, welche Augenzahl wie oft vorkommt.</text:span></text:p>
        </text:list-item>
        <text:list-item>
          <text:p text:style-name="P47"><text:span text:style-name="T48">Schreibe eine Methode</text:span><text:span text:style-name="T49"> </text:span><text:span text:style-name="T50">isFullHouse(int[] values)</text:span><text:span text:style-name="T51">, die prüft, ob drei Würfel den gleichen Wert und zwei andere Würfel einen anderen gleichen Wert haben. Bei {1, 1, 1, 2, 2} liegt ein solcher Fall zum Beispiel vor.</text:span></text:p>
        </text:list-item>
        <text:list-item>
          <text:p text:style-name="P52">Erstelle main Methode<text:s/>in welcher Würfel gewürfelt werden und mit dem Würfelergebnis die anderen Methoden verwendet werden.</text:p>
        </text:list-item>
      </text:list>
      <text:p text:style-name="P53"><text:span text:style-name="T54">Wir können annehmen, dass die Methoden immer mit korrekten Werten aufgerufen werden, also das Array nie</text:span><text:span text:style-name="T55"> </text:span><text:span text:style-name="T56">null</text:span><text:span text:style-name="T57"> </text:span><text:span text:style-name="T58">ist, die Anzahl Elemente immer korrekt ist und die Werte immer in den Wertebereichen lieg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Calibri Light" fo:font-weight="bold" style:font-weight-asian="bold" style:font-weight-complex="bold" fo:color="#000000" fo:font-size="13pt" style:font-size-asian="13pt" style:font-size-complex="11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StandardWeb" style:display-name="Standard (Web)" style:family="paragraph" style:parent-style-name="Standard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de" style:country-asian="DE" style:language-complex="ar" style:country-complex="SA" fo:hyphenate="true"/>
    </style:style>
    <style:style style:name="apple-converted-space" style:display-name="apple-converted-space" style:family="text" style:parent-style-name="Absatz-Standardschriftart"/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Calibri Light" fo:font-weight="bold" style:font-weight-asian="bold" style:font-weight-complex="bold" fo:color="#000000" fo:font-size="13pt" style:font-size-asian="13pt" style:font-size-complex="11.5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Calibri" style:font-name-asian="Times New Roman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2-12T14:12:00Z</meta:creation-date>
    <dc:date>2024-02-12T14:12:00Z</dc:date>
    <meta:template xlink:href="Normal.dotm" xlink:type="simple"/>
    <meta:editing-cycles>2</meta:editing-cycles>
    <meta:editing-duration>PT0S</meta:editing-duration>
    <meta:document-statistic meta:page-count="1" meta:paragraph-count="3" meta:word-count="270" meta:character-count="1973" meta:row-count="14" meta:non-whitespace-character-count="1706"/>
  </office:meta>
</office:document-meta>
</file>